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60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70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7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87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88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93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94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9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9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9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9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9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100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101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102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03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104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105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106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5f0f" officeooo:paragraph-rsid="00315f0f" fo:background-color="transparent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67e2" officeooo:paragraph-rsid="003167e2" fo:background-color="transparent" style:font-size-asian="12pt" style:font-weight-asian="bold" style:font-size-complex="12pt" style:font-weight-complex="bold"/>
    </style:style>
    <style:style style:name="P109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12" style:family="paragraph" style:parent-style-name="Standard" style:list-style-name="L10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5f0f" officeooo:paragraph-rsid="00315f0f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7731" officeooo:paragraph-rsid="00317731" fo:background-color="transparent" style:font-size-asian="12pt" style:font-weight-asian="normal" style:font-size-complex="12pt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17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P118" style:family="paragraph" style:parent-style-name="Standard">
      <style:paragraph-properties style:line-height-at-least="0.503cm"/>
      <style:text-properties fo:color="#ce9178" style:font-name="Droid Sans Mono" fo:font-size="12pt" fo:font-weight="normal" fo:background-color="#1e1e1e" style:font-size-asian="10.5pt" style:font-size-complex="12pt"/>
    </style:style>
    <style:style style:name="P11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20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315f0f" officeooo:paragraph-rsid="00315f0f" fo:background-color="#1e1e1e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67e2" officeooo:paragraph-rsid="003167e2" fo:background-color="#1e1e1e" style:font-size-asian="10pt" style:font-weight-asian="bold" style:font-size-complex="10pt" style:font-weight-complex="bold"/>
    </style:style>
    <style:style style:name="P122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2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7731" officeooo:paragraph-rsid="00317731" fo:background-color="#1e1e1e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d4d4d4"/>
    </style:style>
    <style:style style:name="T7" style:family="text">
      <style:text-properties fo:color="#d4d4d4" style:font-name="Droid Sans Mono" fo:font-weight="normal" fo:background-color="#1e1e1e" loext:char-shading-value="0"/>
    </style:style>
    <style:style style:name="T8" style:family="text">
      <style:text-properties fo:color="#d4d4d4" fo:font-weight="normal" fo:background-color="#1e1e1e" loext:char-shading-value="0"/>
    </style:style>
    <style:style style:name="T9" style:family="text">
      <style:text-properties fo:color="#d4d4d4" fo:background-color="#1e1e1e" loext:char-shading-value="0"/>
    </style:style>
    <style:style style:name="T10" style:family="text">
      <style:text-properties fo:color="#dcdcaa"/>
    </style:style>
    <style:style style:name="T11" style:family="text">
      <style:text-properties fo:color="#dcdcaa" style:font-name="Droid Sans Mono" fo:font-weight="normal" fo:background-color="#1e1e1e" loext:char-shading-value="0"/>
    </style:style>
    <style:style style:name="T12" style:family="text">
      <style:text-properties fo:color="#dcdcaa" fo:font-weight="normal" fo:background-color="#1e1e1e" loext:char-shading-value="0"/>
    </style:style>
    <style:style style:name="T13" style:family="text">
      <style:text-properties fo:color="#dcdcaa" fo:background-color="#1e1e1e" loext:char-shading-value="0"/>
    </style:style>
    <style:style style:name="T14" style:family="text">
      <style:text-properties fo:color="#ce9178"/>
    </style:style>
    <style:style style:name="T15" style:family="text">
      <style:text-properties fo:color="#ce9178" style:font-name="Droid Sans Mono" fo:font-weight="normal" fo:background-color="#1e1e1e" loext:char-shading-value="0"/>
    </style:style>
    <style:style style:name="T16" style:family="text">
      <style:text-properties fo:color="#ce9178" fo:font-weight="normal" fo:background-color="#1e1e1e" loext:char-shading-value="0"/>
    </style:style>
    <style:style style:name="T17" style:family="text">
      <style:text-properties fo:color="#ce9178" fo:background-color="#1e1e1e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01a92" style:font-weight-asian="bold" style:font-weight-complex="bold"/>
    </style:style>
    <style:style style:name="T20" style:family="text">
      <style:text-properties fo:font-weight="bold" officeooo:rsid="001020a4" style:font-weight-asian="bold" style:font-weight-complex="bold"/>
    </style:style>
    <style:style style:name="T21" style:family="text">
      <style:text-properties fo:font-weight="bold" officeooo:rsid="001e4e5e" style:font-weight-asian="bold" style:font-weight-complex="bold"/>
    </style:style>
    <style:style style:name="T22" style:family="text">
      <style:text-properties fo:font-weight="bold" officeooo:rsid="002f0e1e" style:font-weight-asian="bold" style:font-weight-complex="bold"/>
    </style:style>
    <style:style style:name="T23" style:family="text">
      <style:text-properties officeooo:rsid="000e3131"/>
    </style:style>
    <style:style style:name="T24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7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29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0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2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3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34" style:family="text">
      <style:text-properties fo:color="#000000" style:font-name="Courier New" fo:font-size="12pt" style:font-size-asian="12pt" style:font-size-complex="12pt"/>
    </style:style>
    <style:style style:name="T35" style:family="text">
      <style:text-properties fo:color="#000000" style:font-name="Courier New" fo:font-size="12pt" officeooo:rsid="001c527d" style:font-size-asian="12pt" style:font-size-complex="12pt"/>
    </style:style>
    <style:style style:name="T36" style:family="text">
      <style:text-properties fo:color="#000000" fo:font-weight="normal" fo:background-color="transparent" loext:char-shading-value="0" style:font-weight-asian="normal" style:font-weight-complex="normal"/>
    </style:style>
    <style:style style:name="T37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38" style:family="text">
      <style:text-properties officeooo:rsid="001020a4"/>
    </style:style>
    <style:style style:name="T39" style:family="text">
      <style:text-properties style:font-weight-asian="normal" style:font-weight-complex="normal"/>
    </style:style>
    <style:style style:name="T40" style:family="text">
      <style:text-properties officeooo:rsid="001020a4" style:font-weight-asian="normal" style:font-weight-complex="normal"/>
    </style:style>
    <style:style style:name="T41" style:family="text">
      <style:text-properties officeooo:rsid="0011ecc4"/>
    </style:style>
    <style:style style:name="T42" style:family="text">
      <style:text-properties fo:color="#569cd6"/>
    </style:style>
    <style:style style:name="T43" style:family="text">
      <style:text-properties fo:color="#569cd6" fo:background-color="#1e1e1e" loext:char-shading-value="0"/>
    </style:style>
    <style:style style:name="T44" style:family="text">
      <style:text-properties fo:color="#4ec9b0"/>
    </style:style>
    <style:style style:name="T45" style:family="text">
      <style:text-properties fo:color="#4ec9b0" fo:font-weight="normal" fo:background-color="#1e1e1e" loext:char-shading-value="0"/>
    </style:style>
    <style:style style:name="T46" style:family="text">
      <style:text-properties fo:color="#6a9955" fo:font-weight="normal" fo:background-color="#1e1e1e" loext:char-shading-value="0"/>
    </style:style>
    <style:style style:name="T47" style:family="text">
      <style:text-properties fo:color="#4fc1ff"/>
    </style:style>
    <style:style style:name="T48" style:family="text">
      <style:text-properties fo:color="#4fc1ff" fo:background-color="#1e1e1e" loext:char-shading-value="0"/>
    </style:style>
    <style:style style:name="T49" style:family="text">
      <style:text-properties officeooo:rsid="001e4e5e"/>
    </style:style>
    <style:style style:name="T50" style:family="text">
      <style:text-properties officeooo:rsid="001fb153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214cb5"/>
    </style:style>
    <style:style style:name="T53" style:family="text">
      <style:text-properties officeooo:rsid="0026223e"/>
    </style:style>
    <style:style style:name="T54" style:family="text">
      <style:text-properties officeooo:rsid="002681ba"/>
    </style:style>
    <style:style style:name="T55" style:family="text">
      <style:text-properties officeooo:rsid="0026f56a"/>
    </style:style>
    <style:style style:name="T56" style:family="text">
      <style:text-properties officeooo:rsid="00291f52"/>
    </style:style>
    <style:style style:name="T57" style:family="text">
      <style:text-properties fo:color="#b5cea8"/>
    </style:style>
    <style:style style:name="T58" style:family="text">
      <style:text-properties fo:color="#808080"/>
    </style:style>
    <style:style style:name="T59" style:family="text">
      <style:text-properties officeooo:rsid="002ee24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Curso em Vídeo</text:p>
      <text:p text:style-name="P60">JavaScript</text:p>
      <text:list xml:id="list3911004918" text:style-name="L1">
        <text:list-item>
          <text:p text:style-name="P93">Aula 04 – <text:span text:style-name="T41">Criando o seu primeir script</text:span></text:p>
        </text:list-item>
      </text:list>
      <text:p text:style-name="P58"/>
      <text:p text:style-name="P59"><text:span text:style-name="T18">window.alert</text:span> – para exibir uma janela com uma mensagem.</text:p>
      <text:p text:style-name="P78"><text:span text:style-name="T2">window</text:span><text:span text:style-name="T7">.</text:span><text:span text:style-name="T11">alert</text:span><text:span text:style-name="T7">(</text:span><text:span text:style-name="T15">'Minha primeira mensagem'</text:span><text:span text:style-name="T7">)</text:span></text:p>
      <text:p text:style-name="P1"/>
      <text:p text:style-name="P1"><text:span text:style-name="T18">window.confirm</text:span> – <text:span text:style-name="T23">para exibir uma janela com uma pergunta.</text:span></text:p>
      <text:p text:style-name="P68"><text:span text:style-name="T1">window</text:span>.<text:span text:style-name="T10">confirm</text:span>(<text:span text:style-name="T14">'Está gostando de JS?'</text:span>)</text:p>
      <text:p text:style-name="P1"/>
      <text:p text:style-name="P2"><text:span text:style-name="T18">window.prompt</text:span> – para exibir uma janela para o usuário preencher com texto.</text:p>
      <text:p text:style-name="P69"><text:span text:style-name="T1">window</text:span>.<text:span text:style-name="T10">prompt</text:span>(<text:span text:style-name="T14">'Qual é seu nome?'</text:span>)</text:p>
      <text:p text:style-name="P2"/>
      <text:list xml:id="list3865100334" text:style-name="L2">
        <text:list-item>
          <text:p text:style-name="P94">Aula 05 – <text:span text:style-name="T41">Variáveis e Tipos Primitivos</text:span></text:p>
        </text:list-item>
      </text:list>
      <text:p text:style-name="P38">Comentários no JavaScript:</text:p>
      <text:p text:style-name="P6">Os comentários são utilizados para ajudar a entender o código em consultas porteriores.</text:p>
      <text:p text:style-name="P6"/>
      <text:p text:style-name="P2"><text:span text:style-name="T18">//</text:span> - para única linha.</text:p>
      <text:p text:style-name="P76">// única linha</text:p>
      <text:p text:style-name="P2"/>
      <text:p text:style-name="P2"><text:span text:style-name="T18">/* */</text:span> - para mais de uma linha de código.</text:p>
      <text:p text:style-name="P76">/*</text:p>
      <text:p text:style-name="P77">comentário em</text:p>
      <text:p text:style-name="P77">mais de </text:p>
      <text:p text:style-name="P77">uma linha</text:p>
      <text:p text:style-name="P77">*/</text:p>
      <text:p text:style-name="P2"/>
      <text:p text:style-name="P37">Variáveis:</text:p>
      <text:p text:style-name="P4"><text:span text:style-name="T38">Variáveis servem para guardar dados. Podem ser do </text:span><text:span text:style-name="T20">tipo inteiro</text:span><text:span text:style-name="T38"> (5, 18, -12); </text:span><text:span text:style-name="T20">tipo real/float</text:span><text:span text:style-name="T38"> (0.5, -15.9, 3.14, 8.0); OBS.: No JavaScript os tipos inteiro e real são considerados apenas um tipo, o </text:span><text:span text:style-name="T20">number;</text:span><text:span text:style-name="T40"> Podem ser do tipo </text:span><text:span text:style-name="T20">string</text:span><text:span text:style-name="T40">, que são cadeias de caracteres (“Google”, ‘JavaScript’, `Maria`, “12345”); e por fim podem ser do tipo </text:span><text:span text:style-name="T20">Boolean</text:span><text:span text:style-name="T40"> (true, false).</text:span></text:p>
      <text:p text:style-name="P5"><text:span text:style-name="T40">O</text:span><text:span text:style-name="T39">utros tipos:</text:span></text:p>
      <text:p text:style-name="P5"><text:span text:style-name="T39">O </text:span><text:span text:style-name="T18">Number</text:span><text:span text:style-name="T39"> também apresenta os tipos </text:span><text:span text:style-name="T18">Infinity</text:span><text:span text:style-name="T39"> e </text:span><text:span text:style-name="T18">NaN</text:span><text:span text:style-name="T39">. Temos também os tipos </text:span><text:span text:style-name="T18">null</text:span><text:span text:style-name="T39">, </text:span><text:span text:style-name="T18">undefined</text:span><text:span text:style-name="T39">, </text:span><text:span text:style-name="T18">object</text:span><text:span text:style-name="T39">, </text:span><text:span text:style-name="T18">array</text:span><text:span text:style-name="T39">, </text:span><text:span text:style-name="T18">function</text:span><text:span text:style-name="T39">.</text:span></text:p>
      <text:p text:style-name="P5"><text:span text:style-name="T18">$ typeof</text:span><text:span text:style-name="T39"> – para identificar de qual tipo é a sua variável.</text:span></text:p>
      <text:p text:style-name="P8"/>
      <text:p text:style-name="P4">No JavaScript moderno, além de utilizar a palavra <text:span text:style-name="T18">var</text:span>, também podemos usar a palavra <text:span text:style-name="T18">let</text:span>. O símbolo <text:span text:style-name="T18">=</text:span> é denominado “<text:span text:style-name="T18">recebe</text:span>”. Por exemplo.:</text:p>
      <text:p text:style-name="P3"><text:span text:style-name="T18">var s1 = carro</text:span> – significa que a variável s1 está <text:span text:style-name="T18">recebendo</text:span> o valor carro.</text:p>
      <text:p text:style-name="P3"/>
      <text:p text:style-name="P3">Para declarar <text:span text:style-name="T18">strings</text:span> podemos fazer das seguintes maneiras:</text:p>
      <text:p text:style-name="P3">var s1 = <text:span text:style-name="T18">“</text:span>JavaScript<text:span text:style-name="T18">” - entre aspas duplas.</text:span></text:p>
      <text:p text:style-name="P3">var s2 = <text:span text:style-name="T18">‘</text:span>Curso em Vídeo<text:span text:style-name="T18">’ - entre aspas simples.</text:span></text:p>
      <text:p text:style-name="P3">var s3 = <text:span text:style-name="T18">`</text:span>Guanabara<text:span text:style-name="T18">` - entre </text:span><text:span text:style-name="T19">crase.</text:span></text:p>
      <text:p text:style-name="P6"/>
      <text:p text:style-name="P7"><text:span text:style-name="T18">Identificador</text:span> – nome de cada variável.</text:p>
      <text:p text:style-name="P40"><text:soft-page-break/>Regras para nomear iden<text:span text:style-name="T41">t</text:span>ificadores:</text:p>
      <text:list xml:id="list730845722" text:style-name="L3">
        <text:list-item>
          <text:p text:style-name="P116"><text:span text:style-name="T25">Podem começar com </text:span><text:span text:style-name="T27">letra</text:span><text:span text:style-name="T25">, </text:span><text:span text:style-name="T27">$</text:span><text:span text:style-name="T25"> ou </text:span><text:span text:style-name="T27">_</text:span></text:p>
        </text:list-item>
        <text:list-item>
          <text:p text:style-name="P109">Não podem começar com números</text:p>
        </text:list-item>
        <text:list-item>
          <text:p text:style-name="P109">É possível usar letras ou números</text:p>
        </text:list-item>
        <text:list-item>
          <text:p text:style-name="P109">É possível usar acentos e símbolos</text:p>
        </text:list-item>
        <text:list-item>
          <text:p text:style-name="P109">Não podem conter espaços</text:p>
        </text:list-item>
        <text:list-item>
          <text:p text:style-name="P109">Não podem ser palavras reservadas</text:p>
        </text:list-item>
      </text:list>
      <text:p text:style-name="P39">Dicas importantes:</text:p>
      <text:list xml:id="list111557942664574" text:continue-numbering="true" text:style-name="L3">
        <text:list-item>
          <text:p text:style-name="P110">Maiúsculas e minúsculas fazem a diferença (case sensitive);</text:p>
        </text:list-item>
        <text:list-item>
          <text:p text:style-name="P110">Tente escolher nomes coerentes para as variáveis;</text:p>
        </text:list-item>
        <text:list-item>
          <text:p text:style-name="P111">Evite se tornar um programador alfabeto ou um programador contador;</text:p>
        </text:list-item>
      </text:list>
      <text:p text:style-name="P9"/>
      <text:list xml:id="list1817004606" text:style-name="L4">
        <text:list-item>
          <text:p text:style-name="P117"><text:span text:style-name="T28">Aula 06 – </text:span><text:span text:style-name="T29">Tratamentos de dados</text:span></text:p>
        </text:list-item>
      </text:list>
      <text:p text:style-name="P41">Data Types:</text:p>
      <text:p text:style-name="P10">- number</text:p>
      <text:p text:style-name="P10">- string</text:p>
      <text:p text:style-name="P10"/>
      <text:p text:style-name="P81"><text:span text:style-name="T34">o símbolo de </text:span><text:span text:style-name="T30">+</text:span><text:span text:style-name="T34"> é utilizado tanto para somar em operações como para </text:span><text:span text:style-name="T30">concatenar</text:span><text:span text:style-name="T34"> diferentes tipos de variáveis.</text:span></text:p>
      <text:p text:style-name="P11"/>
      <text:p text:style-name="P82"><text:span text:style-name="T30">window.prompt</text:span><text:span text:style-name="T34"> retorna uma </text:span><text:span text:style-name="T30">string</text:span><text:span text:style-name="T34">.</text:span></text:p>
      <text:p text:style-name="P12"/>
      <text:p text:style-name="P42">Convertendo tipos de dados:</text:p>
      <text:list xml:id="list71948519" text:style-name="L5">
        <text:list-item>
          <text:p text:style-name="P100">String → Número:</text:p>
        </text:list-item>
      </text:list>
      <text:p text:style-name="P42"/>
      <text:p text:style-name="P82"><text:span text:style-name="T30">Number.parseInt(n)</text:span><text:span text:style-name="T34"> – converte para número inteiro;</text:span></text:p>
      <text:p text:style-name="P82"><text:span text:style-name="T30">Number.parseFloat(n)</text:span><text:span text:style-name="T34"> – converte para número real/float.</text:span></text:p>
      <text:p text:style-name="P12"/>
      <text:p text:style-name="P61"><text:span text:style-name="T42">var</text:span><text:span text:style-name="T6"> </text:span><text:span text:style-name="T1">numero1</text:span><text:span text:style-name="T6"> = </text:span><text:span text:style-name="T44">Number</text:span><text:span text:style-name="T6">.</text:span><text:span text:style-name="T10">parseInt</text:span><text:span text:style-name="T6">(</text:span><text:span text:style-name="T1">window</text:span><text:span text:style-name="T6">.</text:span><text:span text:style-name="T10">prompt</text:span><text:span text:style-name="T6">(</text:span><text:span text:style-name="T14">"Digite um número: "</text:span><text:span text:style-name="T6">))</text:span></text:p>
      <text:p text:style-name="P61"><text:span text:style-name="T42">var</text:span><text:span text:style-name="T6"> </text:span><text:span text:style-name="T1">numero2</text:span><text:span text:style-name="T6"> = </text:span><text:span text:style-name="T44">Number</text:span><text:span text:style-name="T6">.</text:span><text:span text:style-name="T10">parseInt</text:span><text:span text:style-name="T6">(</text:span><text:span text:style-name="T1">window</text:span><text:span text:style-name="T6">.</text:span><text:span text:style-name="T10">prompt</text:span><text:span text:style-name="T6">(</text:span><text:span text:style-name="T14">"Digite outro número: "</text:span><text:span text:style-name="T6">))</text:span></text:p>
      <text:p text:style-name="P12"/>
      <text:p text:style-name="P83"><text:span text:style-name="T34">Esse dois comandos são usados para forçar a converção para </text:span><text:span text:style-name="T30">Inteiro</text:span><text:span text:style-name="T34"> ou </text:span><text:span text:style-name="T30">Float</text:span><text:span text:style-name="T34">. Mas usando apenas </text:span><text:span text:style-name="T30">Number.</text:span><text:span text:style-name="T34"> a variável será convertid</text:span><text:span text:style-name="T35">a</text:span><text:span text:style-name="T34"> para algum tipo de número e o próprio </text:span><text:span text:style-name="T30">JS</text:span><text:span text:style-name="T34"> vai determinar se será </text:span><text:span text:style-name="T30">Inteiro </text:span><text:span text:style-name="T34">ou </text:span><text:span text:style-name="T30">Float</text:span><text:span text:style-name="T34">.</text:span></text:p>
      <text:p text:style-name="P13"/>
      <text:p text:style-name="P75"><text:span text:style-name="T42">var</text:span> <text:span text:style-name="T1">numero1</text:span> = <text:span text:style-name="T44">Number</text:span>(<text:span text:style-name="T1">window</text:span>.<text:span text:style-name="T10">prompt</text:span>(<text:span text:style-name="T14">"Digite um número: "</text:span>))</text:p>
      <text:p text:style-name="P63"><text:span text:style-name="T42">var</text:span><text:span text:style-name="T6"> </text:span><text:span text:style-name="T1">numero2</text:span><text:span text:style-name="T6"> = </text:span><text:span text:style-name="T44">Number</text:span><text:span text:style-name="T6">(</text:span><text:span text:style-name="T1">window</text:span><text:span text:style-name="T6">.</text:span><text:span text:style-name="T10">prompt</text:span><text:span text:style-name="T6">(</text:span><text:span text:style-name="T14">"Digite outro número: "</text:span><text:span text:style-name="T6">))</text:span></text:p>
      <text:p text:style-name="P13"/>
      <text:list xml:id="list3769920400" text:style-name="L6">
        <text:list-item>
          <text:p text:style-name="P101">Número → String:</text:p>
        </text:list-item>
      </text:list>
      <text:p text:style-name="P86"><text:span text:style-name="T26">String(n)</text:span><text:span text:style-name="T24"> - para converter para string.</text:span></text:p>
      <text:p text:style-name="P86"><text:span text:style-name="T26">n.toString()</text:span><text:span text:style-name="T24"> - para converter para string.</text:span></text:p>
      <text:p text:style-name="P14"/>
      <text:p text:style-name="P67"><text:span text:style-name="T3">window</text:span><text:span text:style-name="T8">.</text:span><text:span text:style-name="T12">alert</text:span><text:span text:style-name="T8">(</text:span><text:span text:style-name="T16">"A soma entre os valores é igual a "</text:span><text:span text:style-name="T8">+</text:span><text:span text:style-name="T45">String</text:span><text:span text:style-name="T8">(</text:span><text:span text:style-name="T3">soma</text:span><text:span text:style-name="T8">)) </text:span><text:span text:style-name="T46">// Concatenação</text:span></text:p>
      <text:p text:style-name="P14"/>
      <text:p text:style-name="P85"><text:span text:style-name="T31">Formatando </text:span><text:span text:style-name="T32">S</text:span><text:span text:style-name="T31">tring</text:span><text:span text:style-name="T32">s</text:span><text:span text:style-name="T31">:</text:span></text:p>
      <text:p text:style-name="P14">var s = ‘JavaScript’</text:p>
      <text:p text:style-name="P87"><text:span text:style-name="T24">‘Eu estou aprendendo s’ // não faz </text:span><text:span text:style-name="T26">interpolação</text:span></text:p>
      <text:p text:style-name="P87"><text:span text:style-name="T24">‘Eu estou aprendendo ’ + s // usa </text:span><text:span text:style-name="T26">concatenação</text:span></text:p>
      <text:p text:style-name="P87"><text:span text:style-name="T24">‘Eu estou aprendendo </text:span><text:span text:style-name="T26">${s}</text:span><text:span text:style-name="T24">’ // usa </text:span><text:span text:style-name="T26">template string</text:span></text:p>
      <text:p text:style-name="P14"/>
      <text:p text:style-name="P64"><text:span text:style-name="T4">window</text:span><text:span text:style-name="T9">.</text:span><text:span text:style-name="T13">alert</text:span><text:span text:style-name="T9">(</text:span><text:span text:style-name="T17">`A soma entre </text:span><text:span text:style-name="T43">${</text:span><text:span text:style-name="T4">numero1</text:span><text:span text:style-name="T43">}</text:span><text:span text:style-name="T17"> e </text:span><text:span text:style-name="T43">${</text:span><text:span text:style-name="T4">numero2</text:span><text:span text:style-name="T43">}</text:span><text:span text:style-name="T17"> é igual a </text:span><text:span text:style-name="T43">${</text:span><text:span text:style-name="T4">soma</text:span><text:span text:style-name="T43">}</text:span><text:span text:style-name="T17">`</text:span><text:span text:style-name="T9">) </text:span></text:p>
      <text:p text:style-name="P14"/>
      <text:p text:style-name="P79"><text:soft-page-break/><text:span text:style-name="T26">s.length</text:span><text:span text:style-name="T31"> //</text:span><text:span text:style-name="T33"> informa </text:span><text:span text:style-name="T31">quantos caracteres a string tem.</text:span></text:p>
      <text:p text:style-name="P15"/>
      <text:p text:style-name="P65"><text:span text:style-name="T4">document</text:span><text:span text:style-name="T9">.</text:span><text:span text:style-name="T13">write</text:span><text:span text:style-name="T9">(</text:span><text:span text:style-name="T17">`Olá &lt;strong&gt;</text:span><text:span text:style-name="T43">${</text:span><text:span text:style-name="T4">nome</text:span><text:span text:style-name="T43">}</text:span><text:span text:style-name="T17">&lt;/strong&gt;. Seu nome tem </text:span><text:span text:style-name="T43">${</text:span><text:span text:style-name="T4">nome</text:span><text:span text:style-name="T9">.</text:span><text:span text:style-name="T48">length</text:span><text:span text:style-name="T43">}</text:span><text:span text:style-name="T17"> letras.&lt;br/&gt;`</text:span><text:span text:style-name="T9">)</text:span></text:p>
      <text:p text:style-name="P43"/>
      <text:p text:style-name="P80"><text:span text:style-name="T26">s.toUppercase()</text:span><text:span text:style-name="T31"> // tudo para ‘MAIÚSCULAS’</text:span></text:p>
      <text:p text:style-name="P16"/>
      <text:p text:style-name="P66"><text:span text:style-name="T4">document</text:span><text:span text:style-name="T9">.</text:span><text:span text:style-name="T13">write</text:span><text:span text:style-name="T9">(</text:span><text:span text:style-name="T17">`Seu nome em maiúsculo: </text:span><text:span text:style-name="T43">${</text:span><text:span text:style-name="T4">nome</text:span><text:span text:style-name="T9">.</text:span><text:span text:style-name="T13">toUpperCase</text:span><text:span text:style-name="T9">()</text:span><text:span text:style-name="T43">}</text:span><text:span text:style-name="T17">&lt;br/&gt;`</text:span><text:span text:style-name="T9">)</text:span></text:p>
      <text:p text:style-name="P16"/>
      <text:p text:style-name="P80"><text:span text:style-name="T26">s.LowerCase()</text:span><text:span text:style-name="T31"> // tudo para ‘minúsculas’</text:span></text:p>
      <text:p text:style-name="P13"/>
      <text:p text:style-name="P62"><text:span text:style-name="T1">document</text:span><text:span text:style-name="T6">.</text:span><text:span text:style-name="T10">write</text:span><text:span text:style-name="T6">(</text:span><text:span text:style-name="T14">`Seu nome em minúsculo: </text:span><text:span text:style-name="T42">${</text:span><text:span text:style-name="T1">nome</text:span><text:span text:style-name="T6">.</text:span><text:span text:style-name="T10">toLocaleLowerCase</text:span><text:span text:style-name="T6">()</text:span><text:span text:style-name="T42">}</text:span><text:span text:style-name="T14">&lt;br/&gt;`</text:span><text:span text:style-name="T6">)</text:span></text:p>
      <text:p text:style-name="P13"/>
      <text:p text:style-name="P17">Formatando Números:</text:p>
      <text:p text:style-name="P17">var n = 1541.5</text:p>
      <text:p text:style-name="P84"><text:span text:style-name="T30">n.toFixed(2)</text:span><text:span text:style-name="T34"> – para formatar o número apresentando com a quantidade de casas decimais informada dentro do parênteses, nesse caso, duas casa decimais.</text:span></text:p>
      <text:p text:style-name="P17"/>
      <text:p text:style-name="P84"><text:span text:style-name="T30">.replace(‘’, ‘’)</text:span><text:span text:style-name="T34"> - troca o que está dentro das primeiras aspas pelo o que está na segunda.</text:span></text:p>
      <text:p text:style-name="P84"><text:span text:style-name="T30">n.toFixed(2).replace(‘.’, ‘,’)</text:span><text:span text:style-name="T34"> - nesse caso trocará o ponto pela vírgula.</text:span></text:p>
      <text:p text:style-name="P17"/>
      <text:p text:style-name="P44">Para converter o número para moeda:</text:p>
      <text:p text:style-name="P45">n.toLocaleString('pt-BR', {style: 'currency', currency: 'BRL'})</text:p>
      <text:p text:style-name="P18">'R$ 1.541,50'</text:p>
      <text:p text:style-name="P45">n.toLocaleString('pt-BR', {style: 'currency', currency: 'USD'})</text:p>
      <text:p text:style-name="P18">'US$ 1.541,50'</text:p>
      <text:p text:style-name="P45">n.toLocaleString('pt-BR', {style: 'currency', currency: 'EUR'})</text:p>
      <text:p text:style-name="P18">'€ 1.541,50'</text:p>
      <text:p text:style-name="P18"/>
      <text:list xml:id="list819407314" text:style-name="L7">
        <text:list-item>
          <text:p text:style-name="P95">Aula 07 – Operadores (Parte 1)</text:p>
        </text:list-item>
      </text:list>
      <text:p text:style-name="P57">Tipos de Operadores:</text:p>
      <text:p text:style-name="P56">- Aritméticos;</text:p>
      <text:p text:style-name="P56">- Atribuição;</text:p>
      <text:p text:style-name="P56">- Relacionais;</text:p>
      <text:p text:style-name="P56">- Lógicos;</text:p>
      <text:p text:style-name="P56">- Ternário.</text:p>
      <text:p text:style-name="P54"/>
      <text:list xml:id="list3997567626" text:style-name="L8">
        <text:list-item>
          <text:p text:style-name="P102">Aritméticos (binários):</text:p>
        </text:list-item>
      </text:list>
      <text:p text:style-name="P46"><text:span text:style-name="T51">5</text:span> + <text:span text:style-name="T51">2</text:span> → <text:span text:style-name="T51">7</text:span> - Soma</text:p>
      <text:p text:style-name="P46"><text:span text:style-name="T51">5</text:span> - <text:span text:style-name="T51">2</text:span> → <text:span text:style-name="T51">3</text:span> - Subtração</text:p>
      <text:p text:style-name="P46"><text:span text:style-name="T51">5</text:span> * <text:span text:style-name="T51">2</text:span> → <text:span text:style-name="T51">10</text:span> - Multiplicação</text:p>
      <text:p text:style-name="P46"><text:span text:style-name="T51">5</text:span> / <text:span text:style-name="T51">2</text:span> → <text:span text:style-name="T51">2.5</text:span> – Divisão real</text:p>
      <text:p text:style-name="P46"><text:span text:style-name="T51">5</text:span> % <text:span text:style-name="T51">2</text:span> → <text:span text:style-name="T51">1</text:span> – Divisão inteira</text:p>
      <text:p text:style-name="P46"><text:span text:style-name="T51">5</text:span> ** <text:span text:style-name="T51">2</text:span> → <text:span text:style-name="T51">25</text:span> – <text:span text:style-name="T50">Potência</text:span></text:p>
      <text:p text:style-name="P46"/>
      <text:p text:style-name="P20">Cuidado com a <text:span text:style-name="T18">ordem de precedência</text:span> dos operadores, é a mesma da matemática.</text:p>
      <text:p text:style-name="P47">1º ()</text:p>
      <text:p text:style-name="P47">2º **</text:p>
      <text:p text:style-name="P47">3º * / %</text:p>
      <text:p text:style-name="P47">4º + -</text:p>
      <text:list xml:id="list111556560956748" text:continue-numbering="true" text:style-name="L8">
        <text:list-item>
          <text:p text:style-name="P103"><text:soft-page-break/>Atribuição:</text:p>
        </text:list-item>
      </text:list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48">Auto-atribuições</text:p>
          </table:table-cell>
          <table:covered-table-cell/>
        </table:table-row>
        <table:table-row>
          <table:table-cell table:style-name="Tabela1.A2" office:value-type="string">
            <text:p text:style-name="P92">Normal</text:p>
          </table:table-cell>
          <table:table-cell table:style-name="Tabela1.B2" office:value-type="string">
            <text:p text:style-name="P92">Simplificada</text:p>
          </table:table-cell>
        </table:table-row>
        <table:table-row>
          <table:table-cell table:style-name="Tabela1.B2" table:number-columns-spanned="2" office:value-type="string">
            <text:p text:style-name="P21">var n = 3</text:p>
          </table:table-cell>
          <table:covered-table-cell/>
        </table:table-row>
        <table:table-row>
          <table:table-cell table:style-name="Tabela1.A2" office:value-type="string">
            <text:p text:style-name="P21">n = n + 4 <text:span text:style-name="T21">→ </text:span><text:span text:style-name="T52">7</text:span></text:p>
          </table:table-cell>
          <table:table-cell table:style-name="Tabela1.B2" office:value-type="string">
            <text:p text:style-name="P88">n += 4 <text:span text:style-name="T37">→ </text:span><text:span text:style-name="T36">7</text:span></text:p>
          </table:table-cell>
        </table:table-row>
        <table:table-row>
          <table:table-cell table:style-name="Tabela1.A2" office:value-type="string">
            <text:p text:style-name="P22">n = n – 5<text:span text:style-name="T18"> </text:span><text:span text:style-name="T21">→ </text:span>2</text:p>
          </table:table-cell>
          <table:table-cell table:style-name="Tabela1.B2" office:value-type="string">
            <text:p text:style-name="P88">n -= 5 <text:span text:style-name="T37">→ </text:span><text:span text:style-name="T36">2</text:span></text:p>
          </table:table-cell>
        </table:table-row>
        <table:table-row>
          <table:table-cell table:style-name="Tabela1.A2" office:value-type="string">
            <text:p text:style-name="P22">n = n * 4<text:span text:style-name="T18"> </text:span><text:span text:style-name="T21">→ </text:span>8</text:p>
          </table:table-cell>
          <table:table-cell table:style-name="Tabela1.B2" office:value-type="string">
            <text:p text:style-name="P88">n *= 4 <text:span text:style-name="T37">→ </text:span><text:span text:style-name="T36">8</text:span></text:p>
          </table:table-cell>
        </table:table-row>
        <table:table-row>
          <table:table-cell table:style-name="Tabela1.A2" office:value-type="string">
            <text:p text:style-name="P22">n = n / 2 <text:span text:style-name="T21">→ </text:span>4</text:p>
          </table:table-cell>
          <table:table-cell table:style-name="Tabela1.B2" office:value-type="string">
            <text:p text:style-name="P88">n /= 2 <text:span text:style-name="T37">→ </text:span><text:span text:style-name="T36">4</text:span></text:p>
          </table:table-cell>
        </table:table-row>
        <table:table-row>
          <table:table-cell table:style-name="Tabela1.A2" office:value-type="string">
            <text:p text:style-name="P22">n = n ** 2 <text:span text:style-name="T49">→ </text:span>16</text:p>
          </table:table-cell>
          <table:table-cell table:style-name="Tabela1.B2" office:value-type="string">
            <text:p text:style-name="P88">n **= 2 <text:span text:style-name="T37">→ </text:span><text:span text:style-name="T36">16</text:span></text:p>
          </table:table-cell>
        </table:table-row>
        <table:table-row>
          <table:table-cell table:style-name="Tabela1.A2" office:value-type="string">
            <text:p text:style-name="P22">n = n % 5 <text:span text:style-name="T49">→ </text:span>1</text:p>
          </table:table-cell>
          <table:table-cell table:style-name="Tabela1.B2" office:value-type="string">
            <text:p text:style-name="P88">n %= 5 <text:span text:style-name="T37">→ </text:span><text:span text:style-name="T36">1</text:span></text:p>
          </table:table-cell>
        </table:table-row>
      </table:table>
      <text:p text:style-name="P23"/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49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4">var x = 5</text:p>
          </table:table-cell>
          <table:covered-table-cell/>
        </table:table-row>
        <table:table-row>
          <table:table-cell table:style-name="Tabela2.A3" office:value-type="string">
            <text:p text:style-name="P24">x = x + 1 <text:span text:style-name="T49">→ </text:span>6</text:p>
          </table:table-cell>
          <table:table-cell table:style-name="Tabela2.A2" office:value-type="string">
            <text:p text:style-name="P89">x++</text:p>
          </table:table-cell>
        </table:table-row>
        <table:table-row>
          <table:table-cell table:style-name="Tabela2.A3" office:value-type="string">
            <text:p text:style-name="P89">X = x – 1 <text:span text:style-name="T37">→ </text:span><text:span text:style-name="T36">5</text:span></text:p>
          </table:table-cell>
          <table:table-cell table:style-name="Tabela2.A2" office:value-type="string">
            <text:p text:style-name="P89">x--</text:p>
          </table:table-cell>
        </table:table-row>
      </table:table>
      <text:p text:style-name="P55"/>
      <text:p text:style-name="P54"/>
      <text:list xml:id="list111557702994692" text:continue-list="list819407314" text:style-name="L7">
        <text:list-item>
          <text:p text:style-name="P96">Aula 08 - Operadores (Parte 2)</text:p>
        </text:list-item>
      </text:list>
      <text:list xml:id="list1807717132" text:style-name="L9">
        <text:list-item>
          <text:p text:style-name="P104">Relacionais:</text:p>
        </text:list-item>
      </text:list>
      <text:p text:style-name="P25">Para toda expressão que tenha um operador realcional a ela, o seu resultado será sempre um valor booleano.</text:p>
      <text:p text:style-name="P25"/>
      <text:p text:style-name="P25">5 &gt; 2 → true</text:p>
      <text:p text:style-name="P25">7 &lt; 4 → false</text:p>
      <text:p text:style-name="P25">8 &gt;= 8 → true</text:p>
      <text:p text:style-name="P25">9 &lt;= 7 → false</text:p>
      <text:p text:style-name="P25">5 == 5 → true</text:p>
      <text:p text:style-name="P25">4 != 4 → false</text:p>
      <text:p text:style-name="P25"/>
      <text:p text:style-name="P50">Relacionais de Identidade:</text:p>
      <text:p text:style-name="P26"><text:span text:style-name="T18">Indêntico</text:span> → mesmo valor e mesmo tipo.</text:p>
      <text:p text:style-name="P26">5 == 5 → true</text:p>
      <text:p text:style-name="P26">5 == ‘5’ → true</text:p>
      <text:p text:style-name="P26">5 === ‘5’ → false</text:p>
      <text:p text:style-name="P26">5 === 5 → true</text:p>
      <text:p text:style-name="P26">5 != 5 → false</text:p>
      <text:p text:style-name="P26">5 != ‘5’ → false</text:p>
      <text:p text:style-name="P26">5 !== ‘5’ → true</text:p>
      <text:p text:style-name="P26">5 !== 5 → false</text:p>
      <text:p text:style-name="P26"/>
      <text:list xml:id="list111556503839483" text:continue-numbering="true" text:style-name="L9">
        <text:list-item>
          <text:p text:style-name="P105">Lógicos:</text:p>
        </text:list-item>
      </text:list>
      <text:p text:style-name="P51">! → negação <text:span text:style-name="T53">(não) </text:span>→ <text:span text:style-name="T53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!true</text:p>
          </table:table-cell>
          <table:table-cell table:style-name="Tabela3.B1" office:value-type="string">
            <text:p text:style-name="P27">false</text:p>
          </table:table-cell>
        </table:table-row>
        <table:table-row>
          <table:table-cell table:style-name="Tabela3.A2" office:value-type="string">
            <text:p text:style-name="P27">!false</text:p>
          </table:table-cell>
          <table:table-cell table:style-name="Tabela3.B2" office:value-type="string">
            <text:p text:style-name="P27">true</text:p>
          </table:table-cell>
        </table:table-row>
      </table:table>
      <text:p text:style-name="P27"/>
      <text:p text:style-name="P27"><text:soft-page-break/></text:p>
      <text:p text:style-name="P51">&amp;&amp; → conjunção (e) → <text:span text:style-name="T53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0">true &amp;&amp; true</text:p>
          </table:table-cell>
          <table:table-cell table:style-name="Tabela4.B1" office:value-type="string">
            <text:p text:style-name="P91"><text:s/><text:span text:style-name="T53">true</text:span></text:p>
          </table:table-cell>
        </table:table-row>
        <table:table-row>
          <table:table-cell table:style-name="Tabela4.A2" office:value-type="string">
            <text:p text:style-name="P90">true &amp;&amp; false</text:p>
          </table:table-cell>
          <table:table-cell table:style-name="Tabela4.B2" office:value-type="string">
            <text:p text:style-name="P90">false</text:p>
          </table:table-cell>
        </table:table-row>
        <table:table-row>
          <table:table-cell table:style-name="Tabela4.A2" office:value-type="string">
            <text:p text:style-name="P90">false &amp;&amp; true</text:p>
          </table:table-cell>
          <table:table-cell table:style-name="Tabela4.B2" office:value-type="string">
            <text:p text:style-name="P90">false</text:p>
          </table:table-cell>
        </table:table-row>
        <table:table-row>
          <table:table-cell table:style-name="Tabela4.A2" office:value-type="string">
            <text:p text:style-name="P90">false &amp;&amp; false</text:p>
          </table:table-cell>
          <table:table-cell table:style-name="Tabela4.B2" office:value-type="string">
            <text:p text:style-name="P90">false</text:p>
          </table:table-cell>
        </table:table-row>
      </table:table>
      <text:p text:style-name="P26"/>
      <text:p text:style-name="P51">|| → disjunção (ou) →<text:span text:style-name="T53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0">true <text:span text:style-name="T54">||</text:span> true</text:p>
          </table:table-cell>
          <table:table-cell table:style-name="Tabela5.B1" office:value-type="string">
            <text:p text:style-name="P90">True</text:p>
          </table:table-cell>
        </table:table-row>
        <table:table-row>
          <table:table-cell table:style-name="Tabela5.A2" office:value-type="string">
            <text:p text:style-name="P90">true <text:span text:style-name="T54">||</text:span> false</text:p>
          </table:table-cell>
          <table:table-cell table:style-name="Tabela5.B2" office:value-type="string">
            <text:p text:style-name="P90">True</text:p>
          </table:table-cell>
        </table:table-row>
        <table:table-row>
          <table:table-cell table:style-name="Tabela5.A2" office:value-type="string">
            <text:p text:style-name="P90">false <text:span text:style-name="T54">||</text:span> true</text:p>
          </table:table-cell>
          <table:table-cell table:style-name="Tabela5.B2" office:value-type="string">
            <text:p text:style-name="P90">True</text:p>
          </table:table-cell>
        </table:table-row>
        <table:table-row>
          <table:table-cell table:style-name="Tabela5.A2" office:value-type="string">
            <text:p text:style-name="P90">false <text:span text:style-name="T54">||</text:span> false</text:p>
          </table:table-cell>
          <table:table-cell table:style-name="Tabela5.B2" office:value-type="string">
            <text:p text:style-name="P90">false</text:p>
          </table:table-cell>
        </table:table-row>
      </table:table>
      <text:p text:style-name="P52"/>
      <text:p text:style-name="P52">Ordem de precedência dos lógicos:</text:p>
      <text:p text:style-name="P28">1º não (!)</text:p>
      <text:p text:style-name="P28">2º e (&amp;&amp;)</text:p>
      <text:p text:style-name="P28">3º ou (||)</text:p>
      <text:p text:style-name="P28"/>
      <text:p text:style-name="P52">Ordem de precedência dos operadores:</text:p>
      <text:p text:style-name="P28">1º operadores aritm<text:span text:style-name="T55">é</text:span>ticos</text:p>
      <text:p text:style-name="P28">2º operadores relacionais</text:p>
      <text:p text:style-name="P28">3º operadores lógicos</text:p>
      <text:p text:style-name="P28"/>
      <text:list xml:id="list111557777865033" text:continue-numbering="true" text:style-name="L9">
        <text:list-item>
          <text:p text:style-name="P105">Ternário:</text:p>
        </text:list-item>
      </text:list>
      <text:p text:style-name="P29">teste <text:span text:style-name="T18">?</text:span> true <text:span text:style-name="T18">:</text:span> false</text:p>
      <text:p text:style-name="P29">média &gt;= 7.0 <text:span text:style-name="T18">?</text:span> “Aprovado” <text:span text:style-name="T18">:</text:span> “Reprovado”</text:p>
      <text:p text:style-name="P25"/>
      <text:list xml:id="list111558276436756" text:continue-list="list111557702994692" text:style-name="L7">
        <text:list-item>
          <text:p text:style-name="P97">Aula 09 – <text:span text:style-name="T56">I</text:span>ntrodução ao DOM</text:p>
        </text:list-item>
      </text:list>
      <text:p text:style-name="P30">Document Object Model</text:p>
      <text:p text:style-name="P30">Árvore DOM</text:p>
      <text:p text:style-name="P30">Manipulando DOM</text:p>
      <text:p text:style-name="P30"/>
      <text:p text:style-name="P53">DOM → Documente Object Model:</text:p>
      <text:p text:style-name="P31"><text:span text:style-name="T18">Modelo de </text:span><text:span text:style-name="T22">o</text:span><text:span text:style-name="T18">bjetos para documentos</text:span>. Conjunto de objetos dentro do navegador que vai dar acesso aos componentes internos do seu website. DOM não funciona dentro do Node.js. Funcona quando rodamos JavaScript dentro do navegador.</text:p>
      <text:p text:style-name="P31"/>
      <text:p text:style-name="P53">Árvore DOM:</text:p>
      <text:p text:style-name="P31">window – raiz do DOM. Tudo dentrodo JavaScript está dentro do window.</text:p>
      <text:list xml:id="list824403150" text:style-name="L10">
        <text:list-item>
          <text:p text:style-name="P112">Window</text:p>
          <text:list>
            <text:list-item>
              <text:p text:style-name="P112">location</text:p>
            </text:list-item>
            <text:list-item>
              <text:p text:style-name="P112">document</text:p>
              <text:list>
                <text:list-item>
                  <text:p text:style-name="P112">html</text:p>
                  <text:list>
                    <text:list-item>
                      <text:p text:style-name="P112">head</text:p>
                      <text:list>
                        <text:list-item>
                          <text:p text:style-name="P112">meta</text:p>
                        </text:list-item>
                        <text:list-item>
                          <text:p text:style-name="P112">title</text:p>
                        </text:list-item>
                      </text:list>
                    </text:list-item>
                    <text:list-item>
                      <text:p text:style-name="P112">body</text:p>
                      <text:list>
                        <text:list-item>
                          <text:p text:style-name="P112">h1</text:p>
                        </text:list-item>
                        <text:list-item>
                          <text:p text:style-name="P112"><text:soft-page-break/>p</text:p>
                        </text:list-item>
                        <text:list-item>
                          <text:p text:style-name="P112">p</text:p>
                          <text:list>
                            <text:list-item>
                              <text:p text:style-name="P112">strong</text:p>
                            </text:list-item>
                          </text:list>
                        </text:list-item>
                        <text:list-item>
                          <text:p text:style-name="P112">div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history</text:p>
            </text:list-item>
          </text:list>
        </text:list-item>
      </text:list>
      <text:p text:style-name="P31"/>
      <text:p text:style-name="P32"><text:span text:style-name="T18">Selecionando: </text:span>Métodos de acesso para navegar entre cada elemento da árvore DOM.</text:p>
      <text:p text:style-name="P32">Métodos:</text:p>
      <text:list xml:id="list145708803" text:style-name="L11">
        <text:list-item>
          <text:p text:style-name="P106">por Marca</text:p>
        </text:list-item>
      </text:list>
      <text:p text:style-name="P32">getElementsByTagName()</text:p>
      <text:p text:style-name="P32"/>
      <text:p text:style-name="P71"><text:span text:style-name="T42">var</text:span> <text:span text:style-name="T1">p1</text:span> = <text:span text:style-name="T1">window</text:span>.<text:span text:style-name="T1">document</text:span>.<text:span text:style-name="T10">getElementsByTagName</text:span>(<text:span text:style-name="T14">'p'</text:span>)[<text:span text:style-name="T57">1</text:span>]</text:p>
      <text:p text:style-name="P70"><text:span text:style-name="T1">window</text:span>.<text:span text:style-name="T1">document</text:span>.<text:span text:style-name="T10">write</text:span>(<text:span text:style-name="T14">'Está escrito assim: '</text:span>+<text:span text:style-name="T1">p1</text:span>.<text:span text:style-name="T1">innerText</text:span>)</text:p>
      <text:p text:style-name="P70"><text:span text:style-name="T1">window</text:span>.<text:span text:style-name="T1">document</text:span>.<text:span text:style-name="T10">write</text:span>(<text:span text:style-name="T14">'Puxando a formatação: '</text:span>+<text:span text:style-name="T1">p1</text:span>.<text:span text:style-name="T1">innerHTML</text:span>)</text:p>
      <text:p text:style-name="P32"/>
      <text:list xml:id="list111557408810441" text:continue-numbering="true" text:style-name="L11">
        <text:list-item>
          <text:p text:style-name="P106">por ID</text:p>
        </text:list-item>
      </text:list>
      <text:p text:style-name="P33">getElementByld() - Posso identificar um elemento por id e acessá=lo através do getElementByld().</text:p>
      <text:p text:style-name="P33"/>
      <text:p text:style-name="P73"><text:span text:style-name="T58">&lt;</text:span><text:span text:style-name="T42">div</text:span> <text:span text:style-name="T5">id</text:span>=<text:span text:style-name="T14">"mensagem"</text:span><text:span text:style-name="T58">&gt;</text:span>Clique em mim<text:span text:style-name="T58">&lt;/</text:span><text:span text:style-name="T42">div</text:span><text:span text:style-name="T58">&gt;</text:span></text:p>
      <text:p text:style-name="P72"><text:span text:style-name="T42">var</text:span> <text:span text:style-name="T1">d</text:span> = <text:span text:style-name="T1">window</text:span>.<text:span text:style-name="T1">document</text:span>.<text:span text:style-name="T10">getElementById</text:span>(<text:span text:style-name="T14">'mensagem'</text:span>)</text:p>
      <text:p text:style-name="P70"><text:span text:style-name="T1">d</text:span>.<text:span text:style-name="T47">style</text:span>.<text:span text:style-name="T1">background</text:span> = <text:span text:style-name="T14">'purple'</text:span></text:p>
      <text:p text:style-name="P33"/>
      <text:list xml:id="list111557623313705" text:continue-numbering="true" text:style-name="L11">
        <text:list-item>
          <text:p text:style-name="P106">por Nome</text:p>
        </text:list-item>
      </text:list>
      <text:p text:style-name="P33">getElementsByName() - Para acessar pelo nome do elemento.</text:p>
      <text:p text:style-name="P33"/>
      <text:p text:style-name="P72"><text:span text:style-name="T58">&lt;</text:span><text:span text:style-name="T42">div</text:span> <text:span text:style-name="T1">name</text:span>=<text:span text:style-name="T14">"mensagem"</text:span><text:span text:style-name="T58">&gt;</text:span>Clique em mim<text:span text:style-name="T58">&lt;/</text:span><text:span text:style-name="T42">div</text:span><text:span text:style-name="T58">&gt;</text:span></text:p>
      <text:p text:style-name="P72"><text:span text:style-name="T42">var</text:span> <text:span text:style-name="T1">d</text:span> = <text:span text:style-name="T1">window</text:span>.<text:span text:style-name="T1">document</text:span>.<text:span text:style-name="T10">getElementsByName</text:span>(<text:span text:style-name="T14">'mensagem'</text:span>)[<text:span text:style-name="T57">0</text:span>]</text:p>
      <text:p text:style-name="P70"><text:span text:style-name="T1">d</text:span>.<text:span text:style-name="T1">innerText</text:span> = <text:span text:style-name="T14">"Hello, World!"</text:span></text:p>
      <text:p text:style-name="P33"/>
      <text:list xml:id="list111556700196799" text:continue-numbering="true" text:style-name="L11">
        <text:list-item>
          <text:p text:style-name="P106">por Classe</text:p>
        </text:list-item>
      </text:list>
      <text:p text:style-name="P33">getElementsByClassName()</text:p>
      <text:p text:style-name="P33"/>
      <text:p text:style-name="P72"><text:span text:style-name="T58">&lt;</text:span><text:span text:style-name="T42">div</text:span> <text:span text:style-name="T1">class</text:span>=<text:span text:style-name="T14">"mensagem"</text:span><text:span text:style-name="T58">&gt;</text:span>Clique em mim<text:span text:style-name="T58">&lt;/</text:span><text:span text:style-name="T42">div</text:span><text:span text:style-name="T58">&gt;</text:span></text:p>
      <text:p text:style-name="P72"><text:span text:style-name="T42">var</text:span> <text:span text:style-name="T1">d</text:span> = <text:span text:style-name="T1">window</text:span>.<text:span text:style-name="T1">document</text:span>.<text:span text:style-name="T10">getElementsByClassName</text:span>(<text:span text:style-name="T14">'mensagem'</text:span>)[<text:span text:style-name="T57">0</text:span>]</text:p>
      <text:p text:style-name="P70"><text:span text:style-name="T1">d</text:span>.<text:span text:style-name="T1">style</text:span>.<text:span text:style-name="T1">background</text:span> = <text:span text:style-name="T14">"pink"</text:span></text:p>
      <text:p text:style-name="P118"/>
      <text:list xml:id="list111556841376107" text:continue-numbering="true" text:style-name="L11">
        <text:list-item>
          <text:p text:style-name="P106">por Seletor</text:p>
        </text:list-item>
      </text:list>
      <text:p text:style-name="P34">querySelector()</text:p>
      <text:p text:style-name="P34">querySelectorAll()</text:p>
      <text:p text:style-name="P34">Toda di<text:span text:style-name="T59">v</text:span> é representada por ‘#’ e toda class é representada por ‘.’.</text:p>
      <text:p text:style-name="P34"/>
      <text:p text:style-name="P74"><text:span text:style-name="T58">&lt;</text:span><text:span text:style-name="T42">div</text:span> <text:span text:style-name="T1">id</text:span>=<text:span text:style-name="T14">"mensagem"</text:span><text:span text:style-name="T58">&gt;</text:span>Clique em mim<text:span text:style-name="T58">&lt;/</text:span><text:span text:style-name="T42">div</text:span><text:span text:style-name="T58">&gt;</text:span></text:p>
      <text:p text:style-name="P74"><text:span text:style-name="T42">var</text:span> <text:span text:style-name="T1">d</text:span> = <text:span text:style-name="T1">window</text:span>.<text:span text:style-name="T1">document</text:span>.<text:span text:style-name="T10">querySelector</text:span>(<text:span text:style-name="T14">'div#mensagem'</text:span>)</text:p>
      <text:p text:style-name="P70"><text:span text:style-name="T1">d</text:span>.<text:span text:style-name="T1">style</text:span>.<text:span text:style-name="T1">color</text:span> = <text:span text:style-name="T14">'blue'</text:span></text:p>
      <text:p text:style-name="P34"/>
      <text:p text:style-name="P74"><text:span text:style-name="T58">&lt;</text:span><text:span text:style-name="T42">div</text:span> <text:span text:style-name="T1">class</text:span>=<text:span text:style-name="T14">"mensagem"</text:span><text:span text:style-name="T58">&gt;</text:span>Clique em mim<text:span text:style-name="T58">&lt;/</text:span><text:span text:style-name="T42">div</text:span><text:span text:style-name="T58">&gt;</text:span></text:p>
      <text:p text:style-name="P74"><text:span text:style-name="T42">var</text:span> <text:span text:style-name="T1">d</text:span> = <text:span text:style-name="T1">window</text:span>.<text:span text:style-name="T1">document</text:span>.<text:span text:style-name="T10">querySelector</text:span>(<text:span text:style-name="T14">'div.mensagem'</text:span>)</text:p>
      <text:p text:style-name="P70"><text:span text:style-name="T1">d</text:span>.<text:span text:style-name="T1">style</text:span>.<text:span text:style-name="T1">color</text:span> = <text:span text:style-name="T14">'yellow'</text:span></text:p>
      <text:p text:style-name="P34"/>
      <text:p text:style-name="P34"/>
      <text:p text:style-name="P34"/>
      <text:list xml:id="list111557577336918" text:continue-list="list111558276436756" text:style-name="L7">
        <text:list-item>
          <text:p text:style-name="P98"><text:soft-page-break/>Aula 10 - Eventos DOM</text:p>
        </text:list-item>
      </text:list>
      <text:p text:style-name="P35">Eventos DOM</text:p>
      <text:p text:style-name="P36">Evento é tudo aquilo que pode acontecer com um elemento.</text:p>
      <text:p text:style-name="P36"/>
      <text:p text:style-name="P113">Função:</text:p>
      <text:p text:style-name="P113">Conjunto de códigos/linhas que vão ser executadas só quando o evento ocorrer.</text:p>
      <text:p text:style-name="P107">Function ação(parâmetros){}</text:p>
      <text:p text:style-name="P107"/>
      <text:p text:style-name="P120"><text:span text:style-name="T42">function</text:span> <text:span text:style-name="T10">ação</text:span>(<text:span text:style-name="T1">parâmetro</text:span>){</text:p>
      <text:p text:style-name="P124"><text:tab/>código</text:p>
      <text:p text:style-name="P119">}</text:p>
      <text:p text:style-name="P108">Exemplo de interação no HTML:</text:p>
      <text:p text:style-name="P108"/>
      <text:p text:style-name="P121"><text:span text:style-name="T58">&lt;</text:span><text:span text:style-name="T42">body</text:span><text:span text:style-name="T58">&gt;</text:span></text:p>
      <text:p text:style-name="P70"><text:span text:style-name="T58"><text:tab/>&lt;</text:span><text:span text:style-name="T42">div</text:span> <text:span text:style-name="T1">id</text:span>=<text:span text:style-name="T14">"area"</text:span> <text:span text:style-name="T1">onclick</text:span>=<text:span text:style-name="T14">"</text:span><text:span text:style-name="T10">clicar</text:span><text:span text:style-name="T14">()"</text:span><text:span text:style-name="T1">onmouseenter</text:span>=<text:span text:style-name="T14">"</text:span><text:span text:style-name="T10">entrar</text:span><text:span text:style-name="T14">()"</text:span> <text:span text:style-name="T1">onmouseout</text:span>=<text:span text:style-name="T14">"</text:span><text:span text:style-name="T10">sair</text:span><text:span text:style-name="T14">()"</text:span><text:span text:style-name="T58">&gt;</text:span></text:p>
      <text:p text:style-name="P70"><text:tab/>Interaja...</text:p>
      <text:p text:style-name="P70"><text:span text:style-name="T58"><text:tab/>&lt;/</text:span><text:span text:style-name="T42">div</text:span><text:span text:style-name="T58">&gt;</text:span></text:p>
      <text:p text:style-name="P70"><text:span text:style-name="T58">&lt;</text:span><text:span text:style-name="T42">script</text:span><text:span text:style-name="T58">&gt;</text:span></text:p>
      <text:p text:style-name="P70"><text:span text:style-name="T42"><text:tab/>function</text:span> <text:span text:style-name="T10">clicar</text:span>() {</text:p>
      <text:p text:style-name="P70"><text:span text:style-name="T42"><text:tab/><text:tab/>var</text:span> <text:span text:style-name="T1">area</text:span> = <text:span text:style-name="T1">window</text:span>.<text:span text:style-name="T1">document</text:span>.<text:span text:style-name="T10">getElementById</text:span>(<text:span text:style-name="T14">"area"</text:span>);</text:p>
      <text:p text:style-name="P70"><text:span text:style-name="T1"><text:tab/><text:tab/>area</text:span>.<text:span text:style-name="T1">innerText</text:span> = <text:span text:style-name="T14">"Clicou"</text:span></text:p>
      <text:p text:style-name="P70"><text:span text:style-name="T1"><text:tab/><text:tab/>area</text:span>.<text:span text:style-name="T47">style</text:span>.<text:span text:style-name="T1">background</text:span> = <text:span text:style-name="T14">"red"</text:span></text:p>
      <text:p text:style-name="P70"><text:tab/>}</text:p>
      <text:p text:style-name="P70"><text:span text:style-name="T42"><text:tab/>function</text:span> <text:span text:style-name="T10">entrar</text:span>(){</text:p>
      <text:p text:style-name="P70"><text:span text:style-name="T42"><text:tab/><text:tab/>var</text:span> <text:span text:style-name="T1">area</text:span> = <text:span text:style-name="T1">window</text:span>.<text:span text:style-name="T1">document</text:span>.<text:span text:style-name="T10">getElementById</text:span>(<text:span text:style-name="T14">"area"</text:span>);</text:p>
      <text:p text:style-name="P70"><text:span text:style-name="T1"><text:tab/><text:tab/>area</text:span>.<text:span text:style-name="T1">innerText</text:span> = <text:span text:style-name="T14">"Entrou!"</text:span></text:p>
      <text:p text:style-name="P70"><text:tab/>}</text:p>
      <text:p text:style-name="P70"><text:span text:style-name="T42"><text:tab/>function</text:span> <text:span text:style-name="T10">sair</text:span>(){</text:p>
      <text:p text:style-name="P70"><text:span text:style-name="T42"><text:tab/><text:tab/>var</text:span> <text:span text:style-name="T1">area</text:span> = <text:span text:style-name="T1">window</text:span>.<text:span text:style-name="T1">document</text:span>.<text:span text:style-name="T10">getElementById</text:span>(<text:span text:style-name="T14">"area"</text:span>);</text:p>
      <text:p text:style-name="P70"><text:span text:style-name="T1"><text:tab/><text:tab/>area</text:span>.<text:span text:style-name="T1">innerText</text:span> = <text:span text:style-name="T14">"Saiu!!"</text:span></text:p>
      <text:p text:style-name="P70"><text:span text:style-name="T1"><text:tab/><text:tab/>area</text:span>.<text:span text:style-name="T47">style</text:span>.<text:span text:style-name="T1">background</text:span> = <text:span text:style-name="T14">"green"</text:span></text:p>
      <text:p text:style-name="P70"><text:tab/>} </text:p>
      <text:p text:style-name="P70"><text:span text:style-name="T58">&lt;/</text:span><text:span text:style-name="T42">script</text:span><text:span text:style-name="T58">&gt;</text:span></text:p>
      <text:p text:style-name="P70"><text:span text:style-name="T58">&lt;/</text:span><text:span text:style-name="T42">body</text:span><text:span text:style-name="T58">&gt;</text:span></text:p>
      <text:p text:style-name="P36"/>
      <text:p text:style-name="P115">Exemplo de interação no prórpio JavaScript:</text:p>
      <text:p text:style-name="P115"/>
      <text:p text:style-name="P123"><text:span text:style-name="T58">&lt;</text:span><text:span text:style-name="T42">body</text:span><text:span text:style-name="T58">&gt;</text:span></text:p>
      <text:p text:style-name="P70"><text:span text:style-name="T58"><text:tab/>&lt;</text:span><text:span text:style-name="T42">div</text:span> <text:span text:style-name="T1">id</text:span>=<text:span text:style-name="T14">"area"</text:span><text:span text:style-name="T58">&gt;</text:span></text:p>
      <text:p text:style-name="P70"><text:tab/><text:tab/>Interaja...</text:p>
      <text:p text:style-name="P70"><text:span text:style-name="T58"><text:tab/>&lt;/</text:span><text:span text:style-name="T42">div</text:span><text:span text:style-name="T58">&gt;</text:span></text:p>
      <text:p text:style-name="P70"><text:span text:style-name="T58">&lt;</text:span><text:span text:style-name="T42">script</text:span><text:span text:style-name="T58">&gt;</text:span></text:p>
      <text:p text:style-name="P70"><text:span text:style-name="T42"><text:tab/>var</text:span> <text:span text:style-name="T1">area</text:span> = <text:span text:style-name="T1">window</text:span>.<text:span text:style-name="T1">document</text:span>.<text:span text:style-name="T10">getElementById</text:span>(<text:span text:style-name="T14">"area"</text:span>);</text:p>
      <text:p text:style-name="P70"><text:span text:style-name="T1"><text:tab/>area</text:span>.<text:span text:style-name="T10">addEventListener</text:span>(<text:span text:style-name="T14">"click"</text:span>, <text:span text:style-name="T10">clicar</text:span>)</text:p>
      <text:p text:style-name="P70"><text:span text:style-name="T1"><text:tab/>area</text:span>.<text:span text:style-name="T10">addEventListener</text:span>(<text:span text:style-name="T14">"mouseenter"</text:span>, <text:span text:style-name="T10">entrar</text:span>)</text:p>
      <text:p text:style-name="P70"><text:span text:style-name="T1"><text:tab/>area</text:span>.<text:span text:style-name="T10">addEventListener</text:span>(<text:span text:style-name="T14">"mouseout"</text:span>, <text:span text:style-name="T10">sair</text:span>)</text:p>
      <text:p text:style-name="P70"><text:span text:style-name="T42"><text:tab/>function</text:span> <text:span text:style-name="T10">clicar</text:span>() {</text:p>
      <text:p text:style-name="P70"><text:span text:style-name="T1"><text:tab/><text:tab/>area</text:span>.<text:span text:style-name="T1">innerText</text:span> = <text:span text:style-name="T14">"Clicou"</text:span></text:p>
      <text:p text:style-name="P70"><text:span text:style-name="T1"><text:tab/><text:tab/>area</text:span>.<text:span text:style-name="T47">style</text:span>.<text:span text:style-name="T1">background</text:span> = <text:span text:style-name="T14">"red"</text:span></text:p>
      <text:p text:style-name="P70"><text:tab/>}</text:p>
      <text:p text:style-name="P70"><text:span text:style-name="T42"><text:tab/>function</text:span> <text:span text:style-name="T10">entrar</text:span>(){</text:p>
      <text:p text:style-name="P70"><text:soft-page-break/><text:span text:style-name="T1"><text:tab/><text:tab/>area</text:span>.<text:span text:style-name="T1">innerText</text:span> = <text:span text:style-name="T14">"Entrou!"</text:span></text:p>
      <text:p text:style-name="P70"><text:tab/>}</text:p>
      <text:p text:style-name="P70"><text:span text:style-name="T42"><text:tab/>function</text:span> <text:span text:style-name="T10">sair</text:span>(){</text:p>
      <text:p text:style-name="P70"><text:span text:style-name="T1"><text:tab/><text:tab/>area</text:span>.<text:span text:style-name="T1">innerText</text:span> = <text:span text:style-name="T14">"Saiu!!"</text:span></text:p>
      <text:p text:style-name="P70"><text:span text:style-name="T1"><text:tab/><text:tab/>area</text:span>.<text:span text:style-name="T47">style</text:span>.<text:span text:style-name="T1">background</text:span> = <text:span text:style-name="T14">"green"</text:span></text:p>
      <text:p text:style-name="P70"><text:tab/>} </text:p>
      <text:p text:style-name="P70"><text:span text:style-name="T58">&lt;/</text:span><text:span text:style-name="T42">script</text:span><text:span text:style-name="T58">&gt;</text:span></text:p>
      <text:p text:style-name="P70"><text:span text:style-name="T58">&lt;/</text:span><text:span text:style-name="T42">body</text:span><text:span text:style-name="T58">&gt;</text:span></text:p>
      <text:p text:style-name="P115"/>
      <text:p text:style-name="P115"><text:span text:style-name="T18">Detectando erros</text:span>:</text:p>
      <text:p text:style-name="P115">Ao executar um código e perceber que ele não funcionou do jeito programado, você pode clicar com o botão direito do mouse na página e clicar em <text:span text:style-name="T18">inspencionar</text:span>. Irá abrir o <text:span text:style-name="T18">DevTools</text:span> e no final do <text:span text:style-name="T18">DevTools</text:span>, na aba <text:span text:style-name="T18">console</text:span> será apresentado o erro e aonde está acontecendo.</text:p>
      <text:p text:style-name="P115"/>
      <text:p text:style-name="P115"/>
      <text:p text:style-name="P115"/>
      <text:list xml:id="list111558194041166" text:continue-numbering="true" text:style-name="L7">
        <text:list-item>
          <text:p text:style-name="P99">Aula 11 – Condições (Parte 1)</text:p>
        </text:list-item>
        <text:list-item>
          <text:p text:style-name="P99">Aula 12 - Condições (Parte 2)</text:p>
        </text:list-item>
        <text:list-item>
          <text:p text:style-name="P9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5-27T11:15:55.971451315</dc:date>
    <meta:editing-duration>PT4H53M51S</meta:editing-duration>
    <meta:editing-cycles>9</meta:editing-cycles>
    <meta:generator>LibreOffice/6.1.5.2$Linux_X86_64 LibreOffice_project/10$Build-2</meta:generator>
    <meta:document-statistic meta:table-count="5" meta:image-count="0" meta:object-count="0" meta:page-count="8" meta:paragraph-count="295" meta:word-count="1462" meta:character-count="9076" meta:non-whitespace-character-count="7877"/>
  </office:meta>
</office:document-meta>
</file>